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normal" officeooo:paragraph-rsid="00008060" style:font-size-asian="14pt" style:font-weight-asian="normal" style:font-size-complex="14pt" style:font-weight-complex="normal"/>
    </style:style>
    <style:style style:name="P2" style:family="paragraph" style:parent-style-name="Standard">
      <style:text-properties fo:font-size="14pt" fo:font-weight="normal" officeooo:paragraph-rsid="0001e4c1" style:font-size-asian="14pt" style:font-weight-asian="normal" style:font-size-complex="14pt" style:font-weight-complex="normal"/>
    </style:style>
    <style:style style:name="P3" style:family="paragraph" style:parent-style-name="Standard">
      <style:text-properties fo:font-size="14pt" fo:font-weight="normal" officeooo:paragraph-rsid="000219e4" style:font-size-asian="14pt" style:font-weight-asian="normal" style:font-size-complex="14pt" style:font-weight-complex="normal"/>
    </style:style>
    <style:style style:name="P4" style:family="paragraph" style:parent-style-name="Standard">
      <style:text-properties officeooo:paragraph-rsid="0001f2a7"/>
    </style:style>
    <style:style style:name="P5" style:family="paragraph" style:parent-style-name="Standard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normal" officeooo:rsid="00004071" style:text-blinking="false" fo:background-color="transparent" style:font-size-asian="14pt" style:font-size-complex="14pt"/>
    </style:style>
    <style:style style:name="P6" style:family="paragraph" style:parent-style-name="Standard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normal" officeooo:rsid="00004071" officeooo:paragraph-rsid="00008060" style:text-blinking="false" fo:background-color="transparent" style:font-size-asian="14pt" style:font-weight-asian="normal" style:font-size-complex="14pt" style:font-weight-complex="normal"/>
    </style:style>
    <style:style style:name="P7" style:family="paragraph" style:parent-style-name="Standard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normal" officeooo:rsid="00004071" officeooo:paragraph-rsid="0001e4c1" style:text-blinking="false" fo:background-color="transparent" style:font-size-asian="14pt" style:font-weight-asian="normal" style:font-size-complex="14pt" style:font-weight-complex="normal"/>
    </style:style>
    <style:style style:name="P8" style:family="paragraph" style:parent-style-name="Standard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normal" officeooo:rsid="00004071" officeooo:paragraph-rsid="000219e4" style:text-blinking="false" fo:background-color="transparent" style:font-size-asian="14pt" style:font-weight-asian="normal" style:font-size-complex="14pt" style:font-weight-complex="normal"/>
    </style:style>
    <style:style style:name="P9" style:family="paragraph" style:parent-style-name="Standard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004071" officeooo:paragraph-rsid="00008060" style:text-blinking="false" fo:background-color="transparent" style:font-size-asian="14pt" style:font-weight-asian="bold" style:font-size-complex="14pt" style:font-weight-complex="bold"/>
    </style:style>
    <style:style style:name="P10" style:family="paragraph" style:parent-style-name="Standard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004071" officeooo:paragraph-rsid="00004071" style:text-blinking="false" fo:background-color="transparent" style:font-size-asian="14pt" style:font-weight-asian="bold" style:font-size-complex="14pt" style:font-weight-complex="bold"/>
    </style:style>
    <style:style style:name="P11" style:family="paragraph" style:parent-style-name="Standard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008060" officeooo:paragraph-rsid="00008060" style:text-blinking="false" fo:background-color="transparent" style:font-size-asian="14pt" style:font-weight-asian="bold" style:font-size-complex="14pt" style:font-weight-complex="bold"/>
    </style:style>
    <style:style style:name="P12" style:family="paragraph" style:parent-style-name="Standard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01e4c1" officeooo:paragraph-rsid="0001e4c1" style:text-blinking="false" fo:background-color="transparent" style:font-size-asian="14pt" style:font-weight-asian="bold" style:font-size-complex="14pt" style:font-weight-complex="bold"/>
    </style:style>
    <style:style style:name="P13" style:family="paragraph" style:parent-style-name="Standard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0219e4" officeooo:paragraph-rsid="000219e4" style:text-blinking="false" fo:background-color="transparent" style:font-size-asian="14pt" style:font-weight-asian="bold" style:font-size-complex="14pt" style:font-weight-complex="bold"/>
    </style:style>
    <style:style style:name="P14" style:family="paragraph" style:parent-style-name="Standard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08060" officeooo:paragraph-rsid="00008060" style:text-blinking="false" fo:background-color="transparent" style:font-size-asian="9.60000038146973pt" style:font-weight-asian="normal" style:font-size-complex="11pt" style:font-weight-complex="normal"/>
    </style:style>
    <style:style style:name="P15" style:family="paragraph" style:parent-style-name="Standard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08060" officeooo:paragraph-rsid="0001e4c1" style:text-blinking="false" fo:background-color="transparent" style:font-size-asian="9.60000038146973pt" style:font-weight-asian="normal" style:font-size-complex="11pt" style:font-weight-complex="normal"/>
    </style:style>
    <style:style style:name="P16" style:family="paragraph" style:parent-style-name="Standard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08060" officeooo:paragraph-rsid="000219e4" style:text-blinking="false" fo:background-color="transparent" style:font-size-asian="9.60000038146973pt" style:font-weight-asian="normal" style:font-size-complex="11pt" style:font-weight-complex="normal"/>
    </style:style>
    <style:style style:name="P17" style:family="paragraph" style:parent-style-name="Standard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08060" officeooo:paragraph-rsid="0006e33c" style:text-blinking="false" fo:background-color="transparent" style:font-size-asian="9.60000038146973pt" style:font-weight-asian="normal" style:font-size-complex="11pt" style:font-weight-complex="normal"/>
    </style:style>
    <style:style style:name="P18" style:family="paragraph" style:parent-style-name="Standard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04071" officeooo:paragraph-rsid="00004071" style:text-blinking="false" fo:background-color="transparent" style:font-size-asian="9.60000038146973pt" style:font-size-complex="11pt"/>
    </style:style>
    <style:style style:name="P19" style:family="paragraph" style:parent-style-name="Standard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04071" officeooo:paragraph-rsid="00008060" style:text-blinking="false" fo:background-color="transparent" style:font-size-asian="9.60000038146973pt" style:font-size-complex="11pt"/>
    </style:style>
    <style:style style:name="P20" style:family="paragraph" style:parent-style-name="Standard">
      <style:text-properties fo:font-size="14pt" fo:font-weight="normal" officeooo:paragraph-rsid="000f1c9b" style:font-size-asian="14pt" style:font-weight-asian="normal" style:font-size-complex="14pt" style:font-weight-complex="normal"/>
    </style:style>
    <style:style style:name="P21" style:family="paragraph" style:parent-style-name="Standard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08060" officeooo:paragraph-rsid="000f1c9b" style:text-blinking="false" fo:background-color="transparent" style:font-size-asian="9.60000038146973pt" style:font-weight-asian="normal" style:font-size-complex="11pt" style:font-weight-complex="normal"/>
    </style:style>
    <style:style style:name="P22" style:family="paragraph" style:parent-style-name="Standard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Arial" fo:font-size="16pt" fo:font-style="normal" style:text-underline-style="none" fo:font-weight="bold" style:text-blinking="false" fo:background-color="transparent" style:font-size-asian="16pt" style:font-size-complex="16pt"/>
    </style:style>
    <style:style style:name="P23" style:family="paragraph" style:parent-style-name="Standard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073949" officeooo:paragraph-rsid="00073949" style:text-blinking="false" fo:background-color="transparent" style:font-size-asian="14pt" style:font-size-complex="14pt"/>
    </style:style>
    <style:style style:name="P24" style:family="paragraph" style:parent-style-name="Standard">
      <style:text-properties officeooo:paragraph-rsid="0001f2a7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officeooo:rsid="00004071" style:text-blinking="false" fo:background-color="transparent" loext:char-shading-value="0" style:font-size-asian="9.60000038146973pt" style:font-size-complex="11pt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officeooo:rsid="00008060" style:text-blinking="false" fo:background-color="transparent" loext:char-shading-value="0" style:font-size-asian="9.60000038146973pt" style:font-size-complex="11pt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officeooo:rsid="000219e4" style:text-blinking="false" fo:background-color="transparent" loext:char-shading-value="0" style:font-size-asian="9.60000038146973pt" style:font-size-complex="11pt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officeooo:rsid="00030c94" style:text-blinking="false" fo:background-color="transparent" loext:char-shading-value="0" style:font-size-asian="9.60000038146973pt" style:font-size-complex="11pt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officeooo:rsid="0004d7fa" style:text-blinking="false" fo:background-color="transparent" loext:char-shading-value="0" style:font-size-asian="9.60000038146973pt" style:font-size-complex="11pt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officeooo:rsid="0006e33c" style:text-blinking="false" fo:background-color="transparent" loext:char-shading-value="0" style:font-size-asian="9.60000038146973pt" style:font-size-complex="11pt"/>
    </style:style>
    <style:style style:name="T7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officeooo:rsid="00073949" style:text-blinking="false" fo:background-color="transparent" loext:char-shading-value="0" style:font-size-asian="9.60000038146973pt" style:font-size-complex="11pt"/>
    </style:style>
    <style:style style:name="T8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officeooo:rsid="0008bba5" style:text-blinking="false" fo:background-color="transparent" loext:char-shading-value="0" style:font-size-asian="9.60000038146973pt" style:font-size-complex="11pt"/>
    </style:style>
    <style:style style:name="T9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officeooo:rsid="000a0d14" style:text-blinking="false" fo:background-color="transparent" loext:char-shading-value="0" style:font-size-asian="9.60000038146973pt" style:font-size-complex="11pt"/>
    </style:style>
    <style:style style:name="T10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officeooo:rsid="000a9189" style:text-blinking="false" fo:background-color="transparent" loext:char-shading-value="0" style:font-size-asian="9.60000038146973pt" style:font-size-complex="11pt"/>
    </style:style>
    <style:style style:name="T11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officeooo:rsid="000b13be" style:text-blinking="false" fo:background-color="transparent" loext:char-shading-value="0" style:font-size-asian="9.60000038146973pt" style:font-size-complex="11pt"/>
    </style:style>
    <style:style style:name="T12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officeooo:rsid="000cce41" style:text-blinking="false" fo:background-color="transparent" loext:char-shading-value="0" style:font-size-asian="9.60000038146973pt" style:font-size-complex="11pt"/>
    </style:style>
    <style:style style:name="T13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officeooo:rsid="000d5251" style:text-blinking="false" fo:background-color="transparent" loext:char-shading-value="0" style:font-size-asian="9.60000038146973pt" style:font-size-complex="11pt"/>
    </style:style>
    <style:style style:name="T14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officeooo:rsid="000e5c6a" style:text-blinking="false" fo:background-color="transparent" loext:char-shading-value="0" style:font-size-asian="9.60000038146973pt" style:font-size-complex="11pt"/>
    </style:style>
    <style:style style:name="T15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officeooo:rsid="000efaba" style:text-blinking="false" fo:background-color="transparent" loext:char-shading-value="0" style:font-size-asian="9.60000038146973pt" style:font-size-complex="11pt"/>
    </style:style>
    <style:style style:name="T16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officeooo:rsid="000f1c9b" style:text-blinking="false" fo:background-color="transparent" loext:char-shading-value="0" style:font-size-asian="9.60000038146973pt" style:font-size-complex="11pt"/>
    </style:style>
    <style:style style:name="T17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08060" style:text-blinking="false" fo:background-color="transparent" loext:char-shading-value="0" style:font-size-asian="9.60000038146973pt" style:font-weight-asian="normal" style:font-size-complex="11pt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04071" style:text-blinking="false" fo:background-color="transparent" loext:char-shading-value="0" style:font-size-asian="9.60000038146973pt" style:font-weight-asian="normal" style:font-size-complex="11pt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1e4c1" style:text-blinking="false" fo:background-color="transparent" loext:char-shading-value="0" style:font-size-asian="9.60000038146973pt" style:font-weight-asian="normal" style:font-size-complex="11pt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1f2a7" style:text-blinking="false" fo:background-color="transparent" loext:char-shading-value="0" style:font-size-asian="9.60000038146973pt" style:font-weight-asian="normal" style:font-size-complex="11pt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8bba5" style:text-blinking="false" fo:background-color="transparent" loext:char-shading-value="0" style:font-size-asian="9.60000038146973pt" style:font-weight-asian="normal" style:font-size-complex="11pt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a0d14" style:text-blinking="false" fo:background-color="transparent" loext:char-shading-value="0" style:font-size-asian="9.60000038146973pt" style:font-weight-asian="normal" style:font-size-complex="11pt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a9189" style:text-blinking="false" fo:background-color="transparent" loext:char-shading-value="0" style:font-size-asian="9.60000038146973pt" style:font-weight-asian="normal" style:font-size-complex="11pt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b13be" style:text-blinking="false" fo:background-color="transparent" loext:char-shading-value="0" style:font-size-asian="9.60000038146973pt" style:font-weight-asian="normal" style:font-size-complex="11pt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cce00" style:text-blinking="false" fo:background-color="transparent" loext:char-shading-value="0" style:font-size-asian="9.60000038146973pt" style:font-weight-asian="normal" style:font-size-complex="11pt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e5c6a" style:text-blinking="false" fo:background-color="transparent" loext:char-shading-value="0" style:font-size-asian="9.60000038146973pt" style:font-weight-asian="normal" style:font-size-complex="11pt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004071" style:text-blinking="false" fo:background-color="transparent" loext:char-shading-value="0" style:font-size-asian="9.60000038146973pt" style:font-weight-asian="bold" style:font-size-complex="11pt" style:font-weight-complex="bold"/>
    </style:style>
    <style:style style:name="T28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008060" style:text-blinking="false" fo:background-color="transparent" loext:char-shading-value="0" style:font-size-asian="9.60000038146973pt" style:font-weight-asian="bold" style:font-size-complex="11pt" style:font-weight-complex="bold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officeooo:rsid="000a0d14" style:font-weight-asian="bold" style:font-weight-complex="bold"/>
    </style:style>
    <style:style style:name="T31" style:family="text">
      <style:text-properties officeooo:rsid="0004e9c8"/>
    </style:style>
    <style:style style:name="T32" style:family="text">
      <style:text-properties officeooo:rsid="0006e33c"/>
    </style:style>
    <style:style style:name="T33" style:family="text">
      <style:text-properties officeooo:rsid="0008bba5"/>
    </style:style>
    <style:style style:name="T34" style:family="text">
      <style:text-properties officeooo:rsid="000a0d14"/>
    </style:style>
    <style:style style:name="T35" style:family="text">
      <style:text-properties style:font-weight-asian="bold" style:font-weight-complex="bold"/>
    </style:style>
    <style:style style:name="T36" style:family="text">
      <style:text-properties officeooo:rsid="000f1c9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<text:bookmark text:name="docs-internal-guid-1260e66f-7fff-da41-862e-2c966339af57"/>CRC CARDS</text:p>
      <text:p text:style-name="P5"/>
      <text:p text:style-name="P9">Progetto</text:p>
      <text:p text:style-name="P6"/>
      <text:p text:style-name="P4"><text:span text:style-name="T18"><text:tab/></text:span><text:span text:style-name="T27">A</text:span><text:span text:style-name="T28">ttributi</text:span><text:span text:style-name="T17">: </text:span><text:span text:style-name="T24">id, </text:span><text:span text:style-name="T19">proprietario, titolo, genere, trama, </text:span><text:span text:style-name="T20">locandina</text:span><text:span text:style-name="T19">, scadenza, </text:span><text:span text:style-name="T20">fin</text:span><text:span text:style-name="T19">anziamento</text:span><text:span text:style-name="T25">A</text:span><text:span text:style-name="T19">ttuale, <text:tab/><text:tab/><text:tab/> <text:s text:c="4"/>finanziamento</text:span><text:span text:style-name="T25">M</text:span><text:span text:style-name="T19">inimo</text:span></text:p>
      <text:p text:style-name="P4"><text:span text:style-name="T19"/></text:p>
      <text:p text:style-name="P1"><text:span text:style-name="T2"><text:tab/></text:span><text:span text:style-name="T28">Collab</text:span><text:span text:style-name="T2">: </text:span><text:span text:style-name="T3">Utente, </text:span><text:span text:style-name="T7">Parte</text:span><text:span text:style-name="T3">, Donazione</text:span></text:p>
      <text:p text:style-name="P14"/>
      <text:p text:style-name="P1"><text:span text:style-name="T2"><text:tab/></text:span><text:span text:style-name="T28">Resp</text:span><text:span text:style-name="T2">: </text:span><text:span text:style-name="T6">finanzia</text:span><text:span text:style-name="T4">, </text:span><text:span text:style-name="T7">aggiungi_parte</text:span><text:span text:style-name="T9">, </text:span><text:span text:style-name="T16">concludi</text:span></text:p>
      <text:p text:style-name="P18"/>
      <text:p text:style-name="P10">Utente</text:p>
      <text:p text:style-name="P6"/>
      <text:p text:style-name="P1"><text:span text:style-name="T1"><text:tab/></text:span><text:span text:style-name="T27">A</text:span><text:span text:style-name="T28">ttributi</text:span><text:span text:style-name="T2">: </text:span><text:span text:style-name="T13">id, </text:span><text:span text:style-name="T5">mail, </text:span><text:span text:style-name="T15">password, </text:span><text:span text:style-name="T5">telefono, </text:span><text:span text:style-name="T4">nome, cognome, </text:span><text:span text:style-name="T5">nascita, </text:span><text:span text:style-name="T15">indirizzo, ruoli, immagine</text:span></text:p>
      <text:p text:style-name="P14"/>
      <text:p text:style-name="P14"><text:tab/><text:span text:style-name="T29">Collab</text:span>: <text:span text:style-name="T31">Progetto, Esperienza</text:span></text:p>
      <text:p text:style-name="P14"/>
      <text:p text:style-name="P17"><text:tab/><text:span text:style-name="T29">Resp</text:span>: <text:span text:style-name="T32">creaProgetto, aggiungiEsperienza</text:span></text:p>
      <text:p text:style-name="P19"/>
      <text:p text:style-name="P10">Esperienza</text:p>
      <text:p text:style-name="P6"/>
      <text:p text:style-name="P1"><text:span text:style-name="T1"><text:tab/></text:span><text:span text:style-name="T27">A</text:span><text:span text:style-name="T28">ttributi</text:span><text:span text:style-name="T2">: </text:span><text:span text:style-name="T12">id, </text:span><text:span text:style-name="T6">utente, data_</text:span><text:span text:style-name="T15">inizio</text:span><text:span text:style-name="T6">, </text:span><text:span text:style-name="T15">data_fine,</text:span><text:span text:style-name="T6"> titolo, gener</text:span><text:span text:style-name="T15">i</text:span><text:span text:style-name="T6">, ruolo, </text:span><text:span text:style-name="T8">personaggio</text:span></text:p>
      <text:p text:style-name="P14"/>
      <text:p text:style-name="P14"><text:tab/><text:span text:style-name="T29">Collab</text:span>: <text:span text:style-name="T33">Utente</text:span></text:p>
      <text:p text:style-name="P14"/>
      <text:p text:style-name="P23"><text:span text:style-name="T35">Parte</text:span></text:p>
      <text:p text:style-name="P6"/>
      <text:p text:style-name="P1"><text:span text:style-name="T1"><text:tab/></text:span><text:span text:style-name="T27">A</text:span><text:span text:style-name="T28">ttributi</text:span><text:span text:style-name="T2">: </text:span><text:span text:style-name="T12">id, </text:span><text:span text:style-name="T6">utente, progetto, ruolo, </text:span><text:span text:style-name="T8">personaggio</text:span></text:p>
      <text:p text:style-name="P14"/>
      <text:p text:style-name="P14"><text:tab/><text:span text:style-name="T29">Collab</text:span>: <text:span text:style-name="T33">Utente, Progetto, Esperienza</text:span></text:p>
      <text:p text:style-name="P14"/>
      <text:p text:style-name="P14"><text:tab/><text:span text:style-name="T29">Resp</text:span>: <text:span text:style-name="T34">candida, assegna</text:span></text:p>
      <text:p text:style-name="P19"/>
      <text:p text:style-name="P11">Candidatura</text:p>
      <text:p text:style-name="P6"/>
      <text:p text:style-name="P1"><text:span text:style-name="T1"><text:tab/></text:span><text:span text:style-name="T27">A</text:span><text:span text:style-name="T28">ttributi</text:span><text:span text:style-name="T2">: </text:span><text:span text:style-name="T13">id, candidato</text:span><text:span text:style-name="T9">, parte</text:span></text:p>
      <text:p text:style-name="P14"/>
      <text:p text:style-name="P14"><text:tab/><text:span text:style-name="T29">Collab</text:span>: <text:span text:style-name="T34">Utente, Parte</text:span></text:p>
      <text:p text:style-name="P14"/>
      <text:p text:style-name="P12">Donazione</text:p>
      <text:p text:style-name="P7"/>
      <text:p text:style-name="P2"><text:span text:style-name="T1"><text:tab/></text:span><text:span text:style-name="T27">A</text:span><text:span text:style-name="T28">ttributi</text:span><text:span text:style-name="T2">: </text:span><text:span text:style-name="T14">id, donatore</text:span><text:span text:style-name="T9">, progetto, somma</text:span></text:p>
      <text:p text:style-name="P15"/>
      <text:p text:style-name="P20"><text:span text:style-name="T2"><text:tab/></text:span><text:span text:style-name="T28">Collab</text:span><text:span text:style-name="T2">: </text:span><text:span text:style-name="T9">Utente, Progetto</text:span></text:p>
      <text:p text:style-name="P20"><text:span text:style-name="T9"/></text:p>
      <text:p text:style-name="P21"><text:span text:style-name="T9"><text:tab/></text:span><text:span text:style-name="T30">Resp</text:span><text:span text:style-name="T9">: </text:span><text:span text:style-name="T36">paga, rendi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4.2$Windows_X86_64 LibreOffice_project/9b0d9b32d5dcda91d2f1a96dc04c645c450872bf</meta:generator>
    <dc:date>2019-01-12T18:01:26.540000000</dc:date>
    <meta:editing-duration>PT22M11S</meta:editing-duration>
    <meta:editing-cycles>4</meta:editing-cycles>
    <meta:document-statistic meta:table-count="0" meta:image-count="0" meta:object-count="0" meta:page-count="1" meta:paragraph-count="23" meta:word-count="85" meta:character-count="762" meta:non-whitespace-character-count="676"/>
  </office:meta>
</office:document-meta>
</file>